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bold" officeooo:rsid="00065d6c" officeooo:paragraph-rsid="00065d6c" style:font-weight-asian="bold" style:font-weight-complex="bold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5" style:family="paragraph" style:parent-style-name="Text_20_body"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7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8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9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10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1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2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3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4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6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8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20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7bea4f"/>
    </style:style>
    <style:style style:name="T14" style:family="text">
      <style:text-properties officeooo:rsid="0381d376"/>
    </style:style>
    <style:style style:name="T15" style:family="text">
      <style:text-properties officeooo:rsid="0387c6ea"/>
    </style:style>
    <style:style style:name="T16" style:family="text">
      <style:text-properties officeooo:rsid="03880b35"/>
    </style:style>
    <style:style style:name="T17" style:family="text">
      <style:text-properties officeooo:rsid="039148e9"/>
    </style:style>
    <style:style style:name="T18" style:family="text">
      <style:text-properties officeooo:rsid="03ade3db"/>
    </style:style>
    <style:style style:name="T19" style:family="text">
      <style:text-properties officeooo:rsid="03cbca06"/>
    </style:style>
    <style:style style:name="T20" style:family="text">
      <style:text-properties officeooo:rsid="03e474da"/>
    </style:style>
    <style:style style:name="T21" style:family="text">
      <style:text-properties officeooo:rsid="03eaba53"/>
    </style:style>
    <style:style style:name="T22" style:family="text">
      <style:text-properties officeooo:rsid="03ef361a"/>
    </style:style>
    <style:style style:name="T23" style:family="text">
      <style:text-properties officeooo:rsid="03f05dad"/>
    </style:style>
    <style:style style:name="T24" style:family="text">
      <style:text-properties officeooo:rsid="03f5ed51"/>
    </style:style>
    <style:style style:name="T25" style:family="text">
      <style:text-properties officeooo:rsid="040587c2"/>
    </style:style>
    <style:style style:name="T26" style:family="text">
      <style:text-properties officeooo:rsid="0411d7a4"/>
    </style:style>
    <style:style style:name="T27" style:family="text">
      <style:text-properties officeooo:rsid="04215b34"/>
    </style:style>
    <style:style style:name="T28" style:family="text">
      <style:text-properties officeooo:rsid="04231e4b"/>
    </style:style>
    <style:style style:name="T29" style:family="text">
      <style:text-properties officeooo:rsid="0423fd98"/>
    </style:style>
    <style:style style:name="T30" style:family="text">
      <style:text-properties officeooo:rsid="0425b6a0"/>
    </style:style>
    <style:style style:name="T31" style:family="text">
      <style:text-properties officeooo:rsid="042af567"/>
    </style:style>
    <style:style style:name="T32" style:family="text">
      <style:text-properties officeooo:rsid="042c9a3c"/>
    </style:style>
    <style:style style:name="T33" style:family="text">
      <style:text-properties officeooo:rsid="042d416f"/>
    </style:style>
    <style:style style:name="T34" style:family="text">
      <style:text-properties officeooo:rsid="042f3015"/>
    </style:style>
    <style:style style:name="T35" style:family="text">
      <style:text-properties officeooo:rsid="04323f13"/>
    </style:style>
    <style:style style:name="T36" style:family="text">
      <style:text-properties officeooo:rsid="0432a32b"/>
    </style:style>
    <style:style style:name="T37" style:family="text">
      <style:text-properties officeooo:rsid="0433d296"/>
    </style:style>
    <style:style style:name="T38" style:family="text">
      <style:text-properties officeooo:rsid="04356bba"/>
    </style:style>
    <style:style style:name="T39" style:family="text">
      <style:text-properties officeooo:rsid="0436230d"/>
    </style:style>
    <style:style style:name="T40" style:family="text">
      <style:text-properties officeooo:rsid="043c35d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42af567" style:font-weight-asian="normal" style:font-weight-complex="normal"/>
    </style:style>
    <style:style style:name="T43" style:family="text">
      <style:text-properties fo:font-weight="normal" officeooo:rsid="043c35dd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tab/>Website Software Versions</text:h>
      <text:p text:style-name="P3">Active Presenter: <text:span text:style-name="T25">9.</text:span><text:span text:style-name="T38">1.0</text:span></text:p>
      <text:p text:style-name="P4">LibreOffice: <text:span text:style-name="T9">7.</text:span><text:span text:style-name="T33">5.</text:span><text:span text:style-name="T38">4</text:span></text:p>
      <text:p text:style-name="P5"><text:span text:style-name="T7">Thunderbird: </text:span><text:span text:style-name="T21">1</text:span><text:span text:style-name="T40">15.0</text:span></text:p>
      <text:p text:style-name="P4">VLC: 3.0.<text:span text:style-name="T5">1</text:span><text:span text:style-name="T28">8<text:tab/></text:span></text:p>
      <text:p text:style-name="P4">DVDStyler: 3.<text:span text:style-name="T12">2.</text:span><text:span text:style-name="T13">1<text:tab/></text:span></text:p>
      <text:p text:style-name="P4">GIMP: 2.10.<text:span text:style-name="T17">3</text:span><text:span text:style-name="T34">4</text:span></text:p>
      <text:p text:style-name="P4">OpenShot: <text:span text:style-name="T29">3.</text:span><text:span text:style-name="T35">1.1</text:span></text:p>
      <text:p text:style-name="P6"><text:span text:style-name="T7">Audacity: </text:span><text:span text:style-name="T10">3.</text:span><text:span text:style-name="T36">3.</text:span><text:span text:style-name="T38">3</text:span></text:p>
      <text:p text:style-name="P2"><text:span text:style-name="T41">Paint.net: </text:span><text:span text:style-name="T42">5.0</text:span><text:span text:style-name="T43">7</text:span><text:span text:style-name="T37"><text:tab/></text:span></text:p>
      <text:p text:style-name="P4">MakeMKV: 1.1<text:span text:style-name="T21">7.</text:span><text:span text:style-name="T37">4</text:span></text:p>
      <text:p text:style-name="P7">SMPlayer: <text:span text:style-name="T3">2</text:span><text:span text:style-name="T40">3.6</text:span></text:p>
      <text:p text:style-name="P8">Kdenlive: <text:span text:style-name="T6">2</text:span><text:span text:style-name="T35">3.04.</text:span><text:span text:style-name="T39">2</text:span></text:p>
      <text:p text:style-name="P9">Rocky Linux: <text:span text:style-name="T22">9.</text:span><text:span text:style-name="T37">2</text:span></text:p>
      <text:p text:style-name="P10">Ubuntu Server: 2<text:span text:style-name="T19">2.04.</text:span><text:span text:style-name="T34">2</text:span></text:p>
      <text:p text:style-name="P5"><text:span text:style-name="T7">Fedora: 3</text:span><text:span text:style-name="T35">8</text:span></text:p>
      <text:p text:style-name="P4">Linux Mint: <text:span text:style-name="T8">2</text:span><text:span text:style-name="T24">1.</text:span><text:span text:style-name="T30">1</text:span></text:p>
      <text:p text:style-name="P11">Kubuntu: <text:span text:style-name="T4">2</text:span><text:span text:style-name="T19">2.04.</text:span><text:span text:style-name="T34">2</text:span></text:p>
      <text:p text:style-name="P12">Fedora lxqt: 3<text:span text:style-name="T35">8</text:span></text:p>
      <text:p text:style-name="P13">Arch: <text:span text:style-name="T40">7-1-23</text:span></text:p>
      <text:p text:style-name="P14">Debian (Stable): 1<text:span text:style-name="T38">2</text:span></text:p>
      <text:p text:style-name="P15">OpenSuse (Leap): 15.<text:span text:style-name="T38">5</text:span></text:p>
      <text:p text:style-name="P16">Visual Studio: 20<text:span text:style-name="T14">22<text:tab/></text:span></text:p>
      <text:p text:style-name="P17">FileZilla Client: 3.<text:span text:style-name="T20">6</text:span><text:span text:style-name="T40">5.0</text:span></text:p>
      <text:p text:style-name="P18">Notepad ++: <text:span text:style-name="T11">8.</text:span><text:span text:style-name="T34">5.</text:span><text:span text:style-name="T39">4</text:span></text:p>
      <text:p text:style-name="P18">Brackets: <text:span text:style-name="T15">Pre-Release </text:span><text:span text:style-name="T16">2.</text:span><text:span text:style-name="T23">1.2</text:span></text:p>
      <text:p text:style-name="P18">Rufus: <text:span text:style-name="T36">4.</text:span><text:span text:style-name="T38">1</text:span></text:p>
      <text:p text:style-name="P19">VirtualBox: <text:span text:style-name="T26">7.0.</text:span><text:span text:style-name="T35">8<text:tab/></text:span></text:p>
      <text:p text:style-name="P18">Sharex: <text:span text:style-name="T23">1</text:span><text:span text:style-name="T32">5.0.0</text:span></text:p>
      <text:p text:style-name="P18"><text:soft-page-break/>XDM:<text:span text:style-name="T2"> </text:span><text:span text:style-name="T27">2018</text:span></text:p>
      <text:p text:style-name="P18">Vivaldi: <text:span text:style-name="T35">6.</text:span><text:span text:style-name="T38">1</text:span></text:p>
      <text:p text:style-name="P18">7-zip: <text:span text:style-name="T1">2</text:span><text:span text:style-name="T39">3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07-13T20:52:17.694431660</dc:date>
    <meta:editing-duration>P2DT14H6M28S</meta:editing-duration>
    <meta:editing-cycles>502</meta:editing-cycles>
    <meta:generator>LibreOffice/7.4.6.2$Linux_X86_64 LibreOffice_project/40$Build-2</meta:generator>
    <meta:document-statistic meta:table-count="0" meta:image-count="0" meta:object-count="0" meta:page-count="2" meta:paragraph-count="32" meta:word-count="76" meta:character-count="529" meta:non-whitespace-character-count="479"/>
  </office:meta>
</office:document-meta>
</file>